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.14mm"/>
    </style:style>
    <style:style style:name="co4" style:family="table-column">
      <style:table-column-properties fo:break-before="auto" style:column-width="29.42mm"/>
    </style:style>
    <style:style style:name="co5" style:family="table-column">
      <style:table-column-properties fo:break-before="auto" style:column-width="67.13mm"/>
    </style:style>
    <style:style style:name="co6" style:family="table-column">
      <style:table-column-properties fo:break-before="auto" style:column-width="10.37mm"/>
    </style:style>
    <style:style style:name="co7" style:family="table-column">
      <style:table-column-properties fo:break-before="auto" style:column-width="16.3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17.15mm"/>
    </style:style>
    <style:style style:name="co11" style:family="table-column">
      <style:table-column-properties fo:break-before="auto" style:column-width="14.61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21.8mm"/>
    </style:style>
    <style:style style:name="co14" style:family="table-column">
      <style:table-column-properties fo:break-before="auto" style:column-width="11.22mm"/>
    </style:style>
    <style:style style:name="co15" style:family="table-column">
      <style:table-column-properties fo:break-before="auto" style:column-width="14.01mm"/>
    </style:style>
    <style:style style:name="co16" style:family="table-column">
      <style:table-column-properties fo:break-before="auto" style:column-width="15.75mm"/>
    </style:style>
    <style:style style:name="co17" style:family="table-column">
      <style:table-column-properties fo:break-before="auto" style:column-width="24.55mm"/>
    </style:style>
    <style:style style:name="co18" style:family="table-column">
      <style:table-column-properties fo:break-before="auto" style:column-width="16.19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4.83mm"/>
    </style:style>
    <style:style style:name="co21" style:family="table-column">
      <style:table-column-properties fo:break-before="auto" style:column-width="11.43mm"/>
    </style:style>
    <style:style style:name="co22" style:family="table-column">
      <style:table-column-properties fo:break-before="auto" style:column-width="28.36mm"/>
    </style:style>
    <style:style style:name="co23" style:family="table-column">
      <style:table-column-properties fo:break-before="auto" style:column-width="37.25mm"/>
    </style:style>
    <style:style style:name="co24" style:family="table-column">
      <style:table-column-properties fo:break-before="auto" style:column-width="27.52mm"/>
    </style:style>
    <style:style style:name="co25" style:family="table-column">
      <style:table-column-properties fo:break-before="auto" style:column-width="23.71mm"/>
    </style:style>
    <style:style style:name="co26" style:family="table-column">
      <style:table-column-properties fo:break-before="auto" style:column-width="27.94mm"/>
    </style:style>
    <style:style style:name="co27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E147:'F3.0_BOM'.E149 'F3.0_BOM'.D147:'F3.0_BOM'.D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12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8" table:default-cell-style-name="ce19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22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4" table:default-cell-style-name="ce22"/>
        <table:table-column table:style-name="co15" table:default-cell-style-name="ce16"/>
        <table:table-column table:style-name="co9" table:default-cell-style-name="ce16"/>
        <table:table-column table:style-name="co16" table:default-cell-style-name="ce22"/>
        <table:table-column table:style-name="co17" table:default-cell-style-name="ce16"/>
        <table:table-column table:style-name="co18" table:default-cell-style-name="ce16"/>
        <table:table-column table:style-name="co19" table:number-columns-repeated="2" table:default-cell-style-name="ce16"/>
        <table:table-column table:style-name="co19" table:default-cell-style-name="ce22"/>
        <table:table-column table:style-name="co20" table:default-cell-style-name="ce22"/>
        <table:table-column table:style-name="co21" table:default-cell-style-name="ce16"/>
        <table:table-column table:style-name="co22" table:default-cell-style-name="ce12"/>
        <table:table-column table:style-name="co23" table:default-cell-style-name="ce16"/>
        <table:table-column table:style-name="co24" table:default-cell-style-name="ce12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5" table:number-columns-repeated="991" table:default-cell-style-name="ce29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T (alim in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6"/>
        </table:table-row>
        <table:table-row table:style-name="ro1">
          <table:table-cell table:style-name="ce2" table:formula="of:=SUM([.A3:.A101])" office:value-type="float" office:value="622.1" calcext:value-type="float">
            <text:p>622,1</text:p>
          </table:table-cell>
          <table:table-cell table:style-name="ce2" table:formula="of:=SUM([.B3:.B101])" office:value-type="float" office:value="521.2" calcext:value-type="float">
            <text:p>521,2</text:p>
          </table:table-cell>
          <table:table-cell table:style-name="ce2" table:formula="of:=SUM([.C3:.C101])" office:value-type="float" office:value="299.92" calcext:value-type="float">
            <text:p>299,92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F3:.F101])" office:value-type="float" office:value="333.6" calcext:value-type="float">
            <text:p>333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6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G3:.AA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9"/>
        </table:table-row>
        <table:table-row table:style-name="ro1">
          <table:covered-table-cell table:number-columns-repeated="4"/>
          <table:table-cell office:value-type="string" calcext:value-type="string">
            <text:p>Profilé alu 2020 300mm</text:p>
          </table:table-cell>
          <table:table-cell table:formula="of:=SUM([.G4:.AA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9"/>
        </table:table-row>
        <table:table-row table:style-name="ro1">
          <table:covered-table-cell table:number-columns-repeated="4"/>
          <table:table-cell office:value-type="string" calcext:value-type="string">
            <text:p>M4 écrou-T (60)</text:p>
          </table:table-cell>
          <table:table-cell table:formula="of:=SUM([.G5:.AA5])"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covered-table-cell table:number-columns-repeated="4"/>
          <table:table-cell office:value-type="string" calcext:value-type="string">
            <text:p>Courroie GT2 6mm 600mm (1m)</text:p>
          </table:table-cell>
          <table:table-cell table:formula="of:=SUM([.G6:.AA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1">
          <table:covered-table-cell table:number-columns-repeated="4"/>
          <table:table-cell office:value-type="string" calcext:value-type="string">
            <text:p>Poulie GT2 20 dents 5mm bore + vis</text:p>
          </table:table-cell>
          <table:table-cell table:formula="of:=SUM([.G7:.AA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34" table:number-columns-repeated="989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G8:.AA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6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G9:.AA9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2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G10:.AA10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G11:.AA11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G12:.AA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7"/>
          <table:table-cell table:style-name="ce29"/>
          <table:table-cell table:number-columns-repeated="994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G13:.AA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2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G14:.AA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G15:.AA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G16:.AA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G17:.AA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G18:.AA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G19:.AA19])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G20:.AA20])" office:value-type="float" office:value="10" calcext:value-type="float">
            <text:p>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G21:.AA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G22:.AA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G23:.AA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4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G24:.AA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4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G26:.AA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4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G27:.AA2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9"/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G28:.AA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9"/>
        </table:table-row>
        <table:table-row table:style-name="ro2"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G29:.AA29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5"/>
        </table:table-row>
        <table:table-row table:style-name="ro2">
          <table:covered-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G30:.AA30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G31:.AA3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2">
          <table:covered-table-cell table:number-columns-repeated="2"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G32:.AA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2">
          <table:covered-table-cell table:number-columns-repeated="2"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G33:.AA33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G34:.AA34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G35:.AA35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9"/>
        </table:table-row>
        <table:table-row table:style-name="ro2">
          <table:covered-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G36:.AA36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9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G37:.AA3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4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G38:.AA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G39:.AA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G40:.AA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G41:.AA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G42:.AA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G43:.AA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G44:.AA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6"/>
        </table:table-row>
        <table:table-row table:style-name="ro2">
          <table:table-cell office:value-type="float" office:value="40" calcext:value-type="float" table:number-columns-spanned="1" table:number-rows-spanned="10">
            <text:p>40</text:p>
          </table:table-cell>
          <table:table-cell office:value-type="float" office:value="40" calcext:value-type="float" table:number-columns-spanned="1" table:number-rows-spanned="10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G46:.AA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G47:.AA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G48:.AA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G49:.AA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G50:.AA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covered-table-cell table:number-columns-repeated="2"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G51:.AA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G52:.AA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G53:.AA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G54:.AA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G55:.AA55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4"/>
        </table:table-row>
        <table:table-row table:style-name="ro3">
          <table:table-cell/>
          <table:table-cell office:value-type="float" office:value="1.2" calcext:value-type="float">
            <text:p>1,2</text:p>
          </table:table-cell>
          <table:table-cell/>
          <table:table-cell table:style-name="ce3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 IEC C14</text:p>
          </table:table-cell>
          <table:table-cell table:formula="of:=SUM([.G56:.AA5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7"/>
          <table:table-cell table:style-name="ce35" table:number-columns-repeated="989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G57:.AA57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6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G58:.AA5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19"/>
        </table:table-row>
        <table:table-row table:style-name="ro3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9"/>
        </table:table-row>
        <table:table-row table:style-name="ro1">
          <table:table-cell table:style-name="ce4" table:number-columns-repeated="2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G69:.AA69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9"/>
        </table:table-row>
        <table:table-row table:style-name="ro1">
          <table:table-cell table:style-name="ce4" table:number-columns-repeated="2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internal</text:p>
          </table:table-cell>
          <table:table-cell table:formula="of:=SUM([.G70:.AA70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 (option for 2 add 4*M4x8TB+t-nut)</text:p>
          </table:table-cell>
          <table:table-cell table:number-columns-repeated="30"/>
          <table:table-cell table:style-name="ce35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G72:.AA7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G73:.AA73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G74:.AA7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G75:.AA75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G76:.AA76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G77:.AA77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G78:.AA78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G79:.AA79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G80:.AA8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G81:.AA81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6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G82:.AA8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G83:.AA8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G84:.AA84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9"/>
        </table:table-row>
        <table:table-row table:style-name="ro1">
          <table:table-cell table:number-columns-repeated="3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G85:.AA85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G86:.AA86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G87:.AA87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G88:.AA88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G89:.AA8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G90:.AA90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G91:.AA91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G92:.AA92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G93:.AA93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G94:.AA9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G95:.AA95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G96:.AA96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Chariot-Y – GreenTEC</text:p>
          </table:table-cell>
          <table:table-cell table:number-columns-repeated="30"/>
          <table:table-cell table:style-name="ce16"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Chariot-Y 4mm – PMMA ou ALU</text:p>
          </table:table-cell>
          <table:table-cell table:formula="of:=SUM([.G100:.AA100])" office:value-type="float" office:value="1" calcext:value-type="float">
            <text:p>1</text:p>
          </table:table-cell>
          <table:table-cell table:number-columns-repeated="3"/>
          <table:table-cell table:style-name="ce12"/>
          <table:table-cell office:value-type="float" office:value="1" calcext:value-type="float">
            <text:p>1</text:p>
          </table:table-cell>
          <table:table-cell/>
          <table:table-cell table:style-name="ce24"/>
          <table:table-cell table:number-columns-repeated="22"/>
          <table:table-cell table:style-name="ce12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Fond – 4mm PMMA</text:p>
          </table:table-cell>
          <table:table-cell table:formula="of:=SUM([.G101:.AA10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12" table:number-columns-repeated="989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style-name="ce14" table:number-columns-repeated="4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8"/>
        </table:table-row>
        <table:table-row table:style-name="ro1">
          <table:table-cell table:number-columns-repeated="4"/>
          <table:table-cell table:style-name="ce11" office:value-type="string" calcext:value-type="string">
            <text:p>Outils nécessair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2">
          <table:table-cell table:number-columns-repeated="3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number-columns-repeated="31"/>
          <table:table-cell table:style-name="ce35" table:number-columns-repeated="989"/>
        </table:table-row>
        <table:table-row table:style-name="ro1">
          <table:table-cell table:number-columns-repeated="4"/>
          <table:table-cell table:style-name="ce11" office:value-type="string" calcext:value-type="string">
            <text:p>Outils complémentair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4"/>
        </table:table-row>
        <table:table-row table:style-name="ro1">
          <table:table-cell table:number-columns-repeated="4"/>
          <table:table-cell office:value-type="string" calcext:value-type="string">
            <text:p>foret 8mm ou alésoir 90° (plateau alu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 office:value-type="string" calcext:value-type="string">
            <text:p>Pour info / arch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8:05:14.5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09T18:06:02.283000000</dc:date>
    <meta:print-date>2015-08-14T12:58:27Z</meta:print-date>
    <meta:editing-duration>P1DT17H52M55S</meta:editing-duration>
    <meta:editing-cycles>127</meta:editing-cycles>
    <meta:document-statistic meta:table-count="1" meta:cell-count="5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column-mapping="0" chart:style-name="ch1">
        <chart:legend chart:legend-position="end" svg:x="6.248cm" svg:y="1.467cm" style:legend-expansion="high" chart:style-name="ch2"/>
        <chart:plot-area chart:style-name="ch3" table:cell-range-address="'F3.0_BOM'.D147:'F3.0_BOM'.E149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E147:'F3.0_BOM'.E1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D147:'F3.0_BOM'.D149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E147:'F3.0_BOM'.E149</svg:desc>
                </draw:g>
              </table:table-cell>
              <table:table-cell office:value-type="float" office:value="16">
                <text:p>16</text:p>
                <draw:g>
                  <svg:desc>'F3.0_BOM'.D147:'F3.0_BOM'.D149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